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register-true="false" fo:text-indent="0cm" style:auto-text-indent="false"/>
    </style:style>
    <style:style style:name="P2" style:family="paragraph" style:parent-style-name="Standard" style:list-style-name="L1">
      <style:paragraph-properties fo:margin-left="0cm" fo:margin-right="0cm" fo:margin-top="0cm" fo:margin-bottom="0cm" style:register-true="false" fo:text-indent="0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cm" style:register-true="false" fo:text-indent="0cm" style:auto-text-indent="false"/>
      <style:text-properties style:font-name="Times New Roman" fo:font-size="12pt" style:font-size-asian="12pt" style:font-size-complex="12pt"/>
    </style:style>
    <style:style style:name="P4" style:family="paragraph" style:parent-style-name="Standard" style:list-style-name="L1">
      <style:paragraph-properties fo:margin-left="0cm" fo:margin-right="0cm" fo:margin-top="0cm" fo:margin-bottom="0cm" style:register-true="false" fo:text-indent="0cm" style:auto-text-indent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register-true="false" fo:text-indent="0cm" style:auto-text-indent="false">
        <style:tab-stops>
          <style:tab-stop style:position="0.75cm"/>
        </style:tab-stops>
      </style:paragraph-properties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register-true="false" fo:text-indent="0cm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margin-left="0cm" fo:margin-right="0cm" fo:margin-top="0cm" fo:margin-bottom="0cm" style:register-true="false" fo:text-indent="0cm" style:auto-text-indent="false">
        <style:tab-stops>
          <style:tab-stop style:position="0.75cm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register-true="false" fo:text-indent="0cm" style:auto-text-indent="false">
        <style:tab-stops>
          <style:tab-stop style:position="0.75cm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margin-left="0cm" fo:margin-right="0cm" fo:margin-top="0cm" fo:margin-bottom="0cm" style:register-true="false" fo:text-indent="0cm" style:auto-text-indent="false">
        <style:tab-stops>
          <style:tab-stop style:position="0.75cm"/>
        </style:tab-stops>
      </style:paragraph-properties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register-true="false" fo:text-indent="0cm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cm" fo:margin-right="0cm" fo:margin-top="0cm" fo:margin-bottom="0cm" style:register-true="false" fo:text-indent="0cm" style:auto-text-indent="false">
        <style:tab-stops>
          <style:tab-stop style:position="0.75c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2" style:family="paragraph" style:parent-style-name="Title" style:list-style-name="L1">
      <style:paragraph-properties fo:margin-left="0cm" fo:margin-right="0cm" fo:margin-top="0cm" fo:margin-bottom="0cm" style:register-true="false" fo:text-indent="0cm" style:auto-text-indent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3" style:family="paragraph" style:parent-style-name="Heading_20_3">
      <style:paragraph-properties fo:margin-left="0cm" fo:margin-right="0cm" fo:margin-top="0cm" fo:margin-bottom="0cm" fo:text-align="center" style:justify-single-word="false" style:register-true="false" fo:text-indent="0cm" style:auto-text-indent="false"/>
      <style:text-properties style:font-name="Times New Roman" fo:font-size="18pt" style:font-size-asian="18pt" style:font-size-complex="18pt"/>
    </style:style>
    <style:style style:name="fr1" style:family="graphic" style:parent-style-name="Frame">
      <style:graphic-properties style:run-through="foreground" style:wrap="parallel" style:number-wrapped-paragraphs="no-limit" style:vertical-pos="from-top" style:horizontal-pos="from-left" style:horizontal-rel="paragraph"/>
    </style:style>
    <style:style style:name="fr2" style:family="graphic" style:parent-style-name="Frame">
      <style:graphic-properties style:vertical-pos="from-top"/>
    </style:style>
    <style:style style:name="fr3" style:family="graphic" style:parent-style-name="Frame">
      <style:graphic-properties style:vertical-pos="top" style:vertical-rel="baseline" style:horizontal-pos="center" style:horizontal-rel="paragraph"/>
    </style:style>
    <style:style style:name="fr4" style:family="graphic" style:parent-style-name="Frame">
      <style:graphic-properties style:vertical-pos="top" style:vertical-rel="baseli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3">VVHDcore</text:h>
      <text:p text:style-name="P3"/>
      <text:p text:style-name="P3">Это мануал, посвященный исходникам ядра. Здесь я постараюсь описать его структуру, способы работы с ним, и подводные камни, на которые нужно будет обращать внимание.</text:p>
      <text:p text:style-name="P3"/>
      <text:list xml:id="list992507712" text:style-name="L1">
        <text:list-item>
          <text:list>
            <text:list-item>
              <text:list>
                <text:list-header>
                  <text:p text:style-name="P12">Elementary</text:p>
                  <text:p text:style-name="P2"/>
                  <text:p text:style-name="P4">Здесь нет почти ничего. Только объявлена структура вихря:</text:p>
                </text:list-header>
              </text:list>
            </text:list-item>
          </text:list>
        </text:list-item>
      </text:list>
      <text:p text:style-name="P3"><draw:frame draw:style-name="fr1" draw:name="TVortex" text:anchor-type="as-char" svg:y="-1.73cm" fo:min-width="4.75cm" draw:z-index="0"><draw:text-box fo:min-height="2.949cm"><text:p text:style-name="P1">struct vortex</text:p><text:p text:style-name="P1">{</text:p><text:p text:style-name="P1"><text:tab/>double rx, ry;</text:p><text:p text:style-name="P1"><text:tab/>double vx, vy;</text:p><text:p text:style-name="P1"><text:tab/>double g;</text:p><text:p text:style-name="P1">};</text:p></draw:text-box></draw:frame></text:p>
      <text:p text:style-name="P3">и заданы некоторые константы: </text:p>
      <text:p text:style-name="P3"><draw:frame draw:style-name="fr2" draw:name="Const defenition" text:anchor-type="as-char" svg:y="-0.93cm" fo:min-width="2cm" draw:z-index="1"><draw:text-box fo:min-height="0.499cm"><text:p text:style-name="P1">#define C_PI <text:tab/>3.14159265358979323846</text:p></draw:text-box></draw:frame></text:p>
      <text:p text:style-name="P3">Так же здесь объявлена структура вектора, но ей никто не пользуется.</text:p>
      <text:p text:style-name="P3"/>
      <text:p text:style-name="P10">List</text:p>
      <text:p text:style-name="P6"/>
      <text:p text:style-name="P6">С листом все намного сложнее. Лист является шаблонным классом и надстройкой над массивом. Лист предоставляет функции добавления, удаления элементов и динамического изменения размеров.</text:p>
      <text:p text:style-name="P6"><draw:frame draw:style-name="fr3" draw:name="List defenition" text:anchor-type="as-char" fo:min-width="2cm" draw:z-index="2"><draw:text-box fo:min-height="0.499cm"><text:p text:style-name="P6">template &lt;class T&gt;</text:p><text:p text:style-name="P6">class TList</text:p><text:p text:style-name="P6">{</text:p><text:p text:style-name="P6"><text:tab/>public:</text:p><text:p text:style-name="P6"><text:tab/><text:tab/>TList();</text:p><text:p text:style-name="P6"><text:tab/><text:tab/>~TList();</text:p><text:p text:style-name="P6"><text:tab/><text:tab/>long size;</text:p><text:p text:style-name="P6"><text:tab/><text:tab/>long maxsize;</text:p><text:p text:style-name="P6"><text:tab/><text:tab/>void Add(T item);</text:p><text:p text:style-name="P6"><text:tab/><text:tab/>void Copy(T *item);</text:p><text:p text:style-name="P6"><text:tab/><text:tab/>void Remove(long i);</text:p><text:p text:style-name="P6"><text:tab/><text:tab/>void Remove(T* item);</text:p><text:p text:style-name="P6"><text:tab/><text:tab/>void Clear();</text:p><text:p text:style-name="P6"><text:tab/><text:tab/>T item(long i);</text:p><text:p text:style-name="P6"></text:p><text:p text:style-name="P6"><text:tab/><text:tab/>T *First;</text:p><text:p text:style-name="P6"><text:tab/><text:tab/>T *Last;</text:p><text:p text:style-name="P6">};</text:p></draw:text-box></draw:frame></text:p>
      <text:p text:style-name="P6">Тем не менее из разных мест комплекса работа с листами происходит по двум сценариям:</text:p>
      <text:list xml:id="list1197951323" text:style-name="L2">
        <text:list-item>
          <text:p text:style-name="P7">Работа с листом с использованием классовых функций. Этот способ обычно используется там, где нужно добавлять/удалять элементы.</text:p>
        </text:list-item>
        <text:list-item>
          <text:p text:style-name="P7">Работа непосредственно с массивом (для быстроты). Используется для чтения/записи элементов.</text:p>
        </text:list-item>
      </text:list>
      <text:p text:style-name="P8"/>
      <text:p text:style-name="P8"><text:soft-page-break/>Скажу несколько слов о реализации.</text:p>
      <text:p text:style-name="P8">При инициализации класса память выделяется с запасом. Размер выделенной памяти хранится в переменной maxsize. Переменная size показывает, сколько элементов из этого массива используется. Когда выделенной памяти начинает не хватать, происходит realloc памяти в 2 раза большего размера.</text:p>
      <text:p text:style-name="P8">Переменные First и Last укозывают на [0] и [size] элементы массива соответственно.</text:p>
      <text:p text:style-name="P5">Важно!: элемент [size] не инициализирован! Последним элементом является [size-1].</text:p>
      <text:p text:style-name="P8">При добавлении элемента, его значение просто сохраняется в [size], а переменная size увеличивается на 1 (и выполняется realloc если требуется)</text:p>
      <text:p text:style-name="P5">Важно!: если вы добавляете в массив элементы, не пользуйтесь инкрементом TVortex* vort++, тк если вдруг произойдет realloc- адресация массива сменится непредсказуемо.</text:p>
      <text:p text:style-name="P8">При удалении элемента, на его место перемещается последний элемент, а size уменьшается.</text:p>
      <text:p text:style-name="P5">Важно!: если вы удалили элемент, не забудте сделать i-- ну или что у вас там вместо инкремента.</text:p>
      <text:p text:style-name="P8"/>
      <text:p text:style-name="P8">Еще одно замечание. Т.к лист использует шаблоны, то компиляция функций для каждого экземпляра проходит только когда это нужно (то есть при упоминании в исходниках), а значит хранить реализацию нужно в заголовочном файле, а не внутри библиотеки. Мне этот вариант не очень понравился, поэтому я выбрал второй путь: явно указать компилятору, для каких экземпляров компилить функции. Эти указания записанны в конце list.cpp.</text:p>
      <text:p text:style-name="P8"/>
      <text:p text:style-name="P8"><draw:frame draw:style-name="fr4" draw:name="template" text:anchor-type="as-char" fo:min-width="2cm" draw:z-index="3"><draw:text-box fo:min-height="0.499cm"><text:p text:style-name="Frame_20_contents">template class TList&lt;TObject&gt;;</text:p><text:p text:style-name="Frame_20_contents">template class TList&lt;TObject*&gt;;</text:p><text:p text:style-name="Frame_20_contents">#include "tree.h"</text:p><text:p text:style-name="Frame_20_contents">template class TList&lt;TNode*&gt;;</text:p></draw:text-box></draw:frame></text:p>
      <text:p text:style-name="P8"/>
      <text:p text:style-name="P11">Tree</text:p>
      <text:p text:style-name="P8">Про дерево мне даже говорить страшно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ynnikov Yaroslav</meta:initial-creator>
    <meta:creation-date>2010-08-21T14:55:30</meta:creation-date>
    <meta:generator>OpenOffice.org/3.2$Linux OpenOffice.org_project/320m12$Build-9483</meta:generator>
    <dc:date>2010-08-21T23:09:10</dc:date>
    <dc:creator>Dynnikov Yaroslav</dc:creator>
    <meta:editing-duration>PT08H13M28S</meta:editing-duration>
    <meta:editing-cycles>3</meta:editing-cycles>
    <meta:document-statistic meta:table-count="0" meta:image-count="0" meta:object-count="0" meta:page-count="2" meta:paragraph-count="55" meta:word-count="378" meta:character-count="2718"/>
  </office:meta>
</office:document-meta>
</file>